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07451455149033738"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hub reçoit message de A pour B</text:p>
                          <text:list>
                            <text:list-item>
                              <text:p text:style-name="P1">hub sait pas lire</text:p>
                            </text:list-item>
                            <text:list-item>
                              <text:p text:style-name="P1">renvoie message à toutes les machines</text:p>
                            </text:list-item>
                            <text:list-item>
                              <text:p text:style-name="P1">B voit que c'est pour lui et lit</text:p>
                            </text:list-item>
                            <text:list-item>
                              <text:p text:style-name="P1">les autres voient que c'est pas pour eux et rejettent</text:p>
                            </text:list-item>
                          </text:list>
                        </text:list-item>
                      </text:list>
                    </text:list-item>
                    <text:list-item>
                      <text:p text:style-name="P1">fibre optique</text:p>
                      <text:list>
                        <text:list-item>
                          <text:p text:style-name="P1">avec la fibre optique, "1" = reçoit de la lumière "0" = reçoit pas</text:p>
                        </text:list-item>
                        <text:list-item>
                          <text:p text:style-name="P1">le nom scientifique</text:p>
                          <text:list>
                            <text:list-item>
                              <text:p text:style-name="P1">nom scientifique = 1000BF</text:p>
                            </text:list-item>
                            <text:list-item>
                              <text:p text:style-name="P1">deux types</text:p>
                              <text:list>
                                <text:list-item>
                                  <text:p text:style-name="P1">fibre monomode : une seule fréquence, laser unicolore</text:p>
                                </text:list-item>
                                <text:list-item>
                                  <text:p text:style-name="P1">fibre multimode : lumière blanche</text:p>
                                </text:list-item>
                              </text:list>
                            </text:list-item>
                            <text:list-item>
                              <text:p text:style-name="P1">meilleure fibre = monomode</text:p>
                              <text:list>
                                <text:list-item>
                                  <text:p text:style-name="P1">couleurs reflètent pas toutes pareilles dans multimode</text:p>
                                </text:list-item>
                                <text:list-item>
                                  <text:p text:style-name="P1">monomode reste lisible sur 60km</text:p>
                                </text:list-item>
                                <text:list-item>
                                  <text:p text:style-name="P1">multimode sur 2km</text:p>
                                </text:list-item>
                              </text:list>
                            </text:list-item>
                            <text:list-item>
                              <text:p text:style-name="P1">dans océans : cable sous marin, récupère et réenvoie info tous les 60km</text:p>
                            </text:list-item>
                          </text:list>
                        </text:list-item>
                        <text:list-item>
                          <text:p text:style-name="P1">la fibre aujourd'hui</text:p>
                          <text:list>
                            <text:list-item>
                              <text:p text:style-name="P1">culture : fibre insensible aux perturbations électro-magnétiques car lumière pas électricité, donc utile dans les usines qui ont des gros moteurs</text:p>
                            </text:list-item>
                          </text:list>
                        </text:list-item>
                      </text:list>
                    </text:list-item>
                  </text:list>
                </text:list-item>
                <text:list-item>
                  <text:p text:style-name="P1">la topologie réseau</text:p>
                  <text:list>
                    <text:list-item>
                      <text:p text:style-name="P1">la topologie est la manière dont on branche les machines entre elles</text:p>
                    </text:list-item>
                    <text:list-item>
                      <text:p text:style-name="P1">topologies principales</text:p>
                      <text:list>
                        <text:list-item>
                          <text:p text:style-name="P1">3 topologies principales</text:p>
                          <text:list>
                            <text:list-item>
                              <text:p text:style-name="P1">en bus</text:p>
                            </text:list-item>
                            <text:list-item>
                              <text:p text:style-name="P1">en anneau</text:p>
                            </text:list-item>
                            <text:list-item>
                              <text:p text:style-name="P1">en étoile</text:p>
                            </text:list-item>
                            <text:list-item>
                              <text:p text:style-name="P1">perso : en maillage. Pas dit car on étudie là uniquement les réseaux locaux ?</text:p>
                            </text:list-item>
                          </text:list>
                        </text:list-item>
                        <text:list-item>
                          <text:p text:style-name="P1">correspondance possible avec les cablages</text:p>
                          <text:list>
                            <text:list-item>
                              <text:p text:style-name="P1">en bus = cables coaxiaux</text:p>
                            </text:list-item>
                            <text:list-item>
                              <text:p text:style-name="P1">en étoile = paire torsadée + switch</text:p>
                            </text:list-item>
                          </text:list>
                        </text:list-item>
                      </text:list>
                    </text:list-item>
                    <text:list-item>
                      <text:p text:style-name="P1">caractéristiques</text:p>
                      <text:list>
                        <text:list-item>
                          <text:p text:style-name="P1">du bus</text:p>
                          <text:list>
                            <text:list-item>
                              <text:p text:style-name="P1"><text:soft-page-break/>pour "parler" sur un bus, on écoute si il y a des communications en cours, si personne ne parle on parle</text:p>
                            </text:list-item>
                            <text:list-item>
                              <text:p text:style-name="P1">on pourrait potentiellement mettre autant de machines qu'on veut sur un bus, mais au dela de 50, il y a statistiquement plus de chance, lorsqu'on veut prendre la parole, que quelqu'un soit déjà en train de parler plutot que personne ne parle. Le réseau ne "marche plus" donc.</text:p>
                            </text:list-item>
                            <text:list-item>
                              <text:p text:style-name="P1">potentielement oui, mais plus le fil est long plus l'info reste longtemps dedans plus il y a de chances que deux infos veuillent passer en même temps. Même problème.</text:p>
                            </text:list-item>
                          </text:list>
                        </text:list-item>
                        <text:list-item>
                          <text:p text:style-name="P1">de l'anneau</text:p>
                          <text:list>
                            <text:list-item>
                              <text:p text:style-name="P1">principe communication anneau</text:p>
                              <text:list>
                                <text:list-item>
                                  <text:p text:style-name="P1">un jeton tourne en permanence dans l'anneau, chaque ordi peut s'en saisir et voir s'il y a un message pour lui ou déposer un message.</text:p>
                                </text:list-item>
                                <text:list-item>
                                  <text:p text:style-name="P1">pas compris tout : jeton = un message max ou le jeton contient x messages et n'importe qui peut en rajouter ou en lire tant qu'il veut ?</text:p>
                                </text:list-item>
                              </text:list>
                            </text:list-item>
                            <text:list-item>
                              <text:p text:style-name="P1">possibilité brancher infinité machines ? : analogue aux bus</text:p>
                            </text:list-item>
                            <text:list-item>
                              <text:p text:style-name="P1">possibilité longeur infinie ? : analogue aux bus</text:p>
                            </text:list-item>
                          </text:list>
                        </text:list-item>
                        <text:list-item>
                          <text:p text:style-name="P1">de l'étoile</text:p>
                          <text:list>
                            <text:list-item>
                              <text:p text:style-name="P1">principe communication étoile : une machine centrale vers qui les messages sont envoyés et qui les renvoient aux bons destinataires</text:p>
                            </text:list-item>
                            <text:list-item>
                              <text:p text:style-name="P1">note perso : c'est un switch qui gère tout ça</text:p>
                            </text:list-item>
                            <text:list-item>
                              <text:p text:style-name="P1">possibilité brancher infinité machines ? En théorie oui mais limité par capacités switch</text:p>
                            </text:list-item>
                            <text:list-item>
                              <text:p text:style-name="P1">possibilité longeur infinie ? Oui, brancher les switch entre eux alors, faire plusieurs sous réseaux</text:p>
                            </text:list-item>
                          </text:list>
                        </text:list-item>
                        <text:list-item>
                          <text:p text:style-name="P1">quelle topologie utiliser ?</text:p>
                          <text:list>
                            <text:list-item>
                              <text:p text:style-name="P1">utiliser les réseaux en étoile car plus étendus, les réseaux en bus et en anneau sont en voie de disparition</text:p>
                            </text:list-item>
                          </text:list>
                        </text:list-item>
                      </text:list>
                    </text:list-item>
                    <text:list-item>
                      <text:p text:style-name="P1">le CSMA/CD</text:p>
                      <text:list>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6T21:28:48</dc:date>
    <dc:creator>yjfjyf jjku</dc:creator>
    <meta:editing-duration>PT5H43M17S</meta:editing-duration>
    <meta:editing-cycles>157</meta:editing-cycles>
    <meta:generator>OpenOffice/4.0.0$Unix OpenOffice.org_project/400m3$Build-9702</meta:generator>
    <meta:document-statistic meta:table-count="0" meta:image-count="0" meta:object-count="0" meta:page-count="6" meta:paragraph-count="247" meta:word-count="1999" meta:character-count="10235"/>
  </office:meta>
</office:document-meta>
</file>